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officeooo:rsid="0028e670" officeooo:paragraph-rsid="0028e670" style:font-size-asian="12pt" style:font-size-complex="12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289245" officeooo:paragraph-rsid="0028924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2ac8d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ac8d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ac8dd" style:font-weight-asian="bold" style:font-weight-complex="bold"/>
    </style:style>
    <style:style style:name="T1" style:family="text">
      <style:text-properties style:font-name="DejaVu Sans Condensed" fo:font-size="12pt" fo:font-weight="bold" officeooo:rsid="001c188a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8e670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b20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a50b2" style:font-size-asian="12pt" style:font-weight-asian="bold" style:font-size-complex="12pt" style:font-weight-complex="bold"/>
    </style:style>
    <style:style style:name="T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2">6</text:span><text:span text:style-name="T4">0</text:span><text:span text:style-name="T2">1</text:span><text:span text:style-name="T1"> - </text:span><text:span text:style-name="T3">Notes, Quirks, and Trivia</text:span></text:p>
      <text:p text:style-name="P1"/>
      <text:list text:style-name="L1">
        <text:list-item>
          <text:p text:style-name="P2">None y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32:35.837000000</dc:date>
    <meta:editing-duration>PT5H47M46S</meta:editing-duration>
    <meta:editing-cycles>3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27" meta:character-count="106" meta:non-whitespace-character-count="88"/>
  </office:meta>
</office:document-meta>
</file>